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7" style:family="paragraph" style:parent-style-name="Standard">
      <style:text-properties style:font-name="Arial" fo:font-size="11pt" style:text-underline-style="none" fo:font-weight="bold" style:font-size-asian="11pt" style:font-weight-asian="bold" style:font-size-complex="11pt"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10" style:family="paragraph" style:parent-style-name="Standard">
      <style:text-properties style:text-underline-style="solid" style:text-underline-width="auto" style:text-underline-color="font-color" fo:font-weight="normal" style:font-weight-asian="normal" style:font-weight-complex="normal"/>
    </style:style>
    <style:style style:name="P11"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12"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style:text-underline-style="solid" style:text-underline-width="auto" style:text-underline-color="font-color"/>
    </style:style>
    <style:style style:name="T2" style:family="text">
      <style:text-properties style:font-name="Arial" fo:font-size="11pt" style:font-size-asian="11pt" style:font-size-complex="11pt"/>
    </style:style>
    <style:style style:name="T3" style:family="text">
      <style:text-properties style:font-name="Arial" fo:font-size="11pt" style:font-size-asian="11pt" style:font-size-complex="11pt"/>
    </style:style>
    <style:style style:name="fr1" style:family="graphic" style:parent-style-name="Frame">
      <style:graphic-properties style:vertical-pos="top" style:vertical-rel="paragraph" style:horizontal-pos="center" style:horizontal-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p>
      <text:p text:style-name="P1"/>
      <text:p text:style-name="P1"><draw:frame draw:style-name="fr1" draw:name="Cadre1" text:anchor-type="paragraph" svg:width="14.885cm" draw:z-index="0"><draw:text-box fo:min-height="0.79cm"><text:p text:style-name="P1">CAHIER DES CHARGES DE L'APPLICATION<text:tab/><text:tab/>Olivier DIOLEZ</text:p></draw:text-box></draw:frame><text:tab/></text:p>
      <text:p text:style-name="P1"/>
      <text:p text:style-name="P1"/>
      <text:p text:style-name="P1"/>
      <text:p text:style-name="P3">Objectif du projet : Réaliser une application pour la gestion de cours de mathématiques</text:p>
      <text:p text:style-name="P1"/>
      <text:p text:style-name="P1"/>
      <text:p text:style-name="P4">I Finalités de l'application</text:p>
      <text:p text:style-name="P4"/>
      <text:p text:style-name="P5">L'application a pour but d'aider un professeur de mathématiques en cours particulier a gérer l'ensemble de ses cours, il doit pouvoir contacter l'ensemble de ses élèves, donc tenir à jour un carnet d'adresses. Il doit connaître la rémunération pour chacun de ses élèves, en fonction de leur niveau. Il doit tenir à jour les paiements effectués par chaque élève, en fonction des heures effectuées, sachant que bien souvent les paiements se feront en fin de mois.</text:p>
      <text:p text:style-name="P5">De plus, un professeur a besoin d'utiliser des contenus pédagogiques, c'est-à-dire d'avoir à disposition un ensemble d'exercices, avec leurs corrigés, mais aussi des contrôles, qu'il peut puiser dans une base de données pour servir de support pédagogique.</text:p>
      <text:p text:style-name="P5"/>
      <text:p text:style-name="P4">II Cahier des charges</text:p>
      <text:p text:style-name="P4"/>
      <text:p text:style-name="P6">a) <text:span text:style-name="T1">Contexte et objectif à atteindre</text:span></text:p>
      <text:p text:style-name="P6">De nombreuses personnes donnent des cours particuliers à domicile, dans de nombreuses matières et les mathématiques sont une des plus importantes en terme de volume : alors que la France compte des mathématiciens parmi les plus grands, les difficultés scolaires des élèves dans cette matière sont connues dans notre pays et la situation ne fait que s'aggraver.</text:p>
      <text:p text:style-name="P6"/>
      <text:p text:style-name="P6">Pour remédier à cela, de nombreuses personnes ont recours à des cours à domicile pour aider leurs enfants et leur permettre de mieux réussir leurs études. Elles peuvent faire appel à des sociétés de cours particuliers, comme Acadomia ou les cours Legendre, pour ne citer que ceux-là mais l'offre est très importante et compte aussi bien des entreprises d'importance nationale que de plus petites structures. L'autre solution est de contacter directement des professeurs indépendants et on peut les trouver soit par l'intermédiaire de connaissances, soit à l'aide de sites spécialisés : on peut citer le site superprof qui liste un ensemble de professeurs dans toutes les matières désirées, avec leurs compétences et leurs tarifs, qui varient du simple au triple...</text:p>
      <text:p text:style-name="P6"/>
      <text:p text:style-name="P6">En tant que professeur particulier, on peut aussi bien travailler pour le compte d'une société, l'avantage étant de disposer d'un grand nombre de clients potentiels mais au détriment d'une commission importante laissée à cette société, ou travailler à son propre compte.</text:p>
      <text:p text:style-name="P6"/>
      <text:p text:style-name="P6">Si on travaille à son compte, on peut être rémunéré par Chèque Emploi Service ou en liquide, mais sans être déclaré dans ce cas. Une application permettrait de suivre le détail des cours effectués, les rémunérations touchées et celles attendues.</text:p>
      <text:p text:style-name="P10"><text:span text:style-name="T2"/></text:p>
      <text:p text:style-name="P6">b) <text:span text:style-name="T1">Description fonctionnelle des besoins</text:span></text:p>
      <text:p text:style-name="P6">I) Gérer le fichier des élèves</text:p>
      <text:p text:style-name="P6"><text:tab/>- Ajouter un nouvel élève</text:p>
      <text:p text:style-name="P6"><text:tab/>- Supprimer un élève (en fin d'année scolaire)</text:p>
      <text:p text:style-name="P6"><text:tab/>- Enregistrer la fiche d'un élève</text:p>
      <text:p text:style-name="P6"><text:tab/></text:p>
      <text:p text:style-name="P6">II) Gérer le planning des cours</text:p>
      <text:p text:style-name="P6"><text:tab/>- Ajouter un cours</text:p>
      <text:p text:style-name="P6"><text:tab/>- Annuler un cours</text:p>
      <text:p text:style-name="P6"><text:tab/>- Déplacer un cours</text:p>
      <text:p text:style-name="P6"/>
      <text:p text:style-name="P6"><text:soft-page-break/></text:p>
      <text:p text:style-name="P6"/>
      <text:p text:style-name="P6">III) Gérer les paiements</text:p>
      <text:p text:style-name="P2"><text:tab/>- <text:span text:style-name="T2">Noter les heures effectuées et les paiements remis</text:span></text:p>
      <text:p text:style-name="P2"><text:tab/>- <text:span text:style-name="T2">Calculer les sommes non versées</text:span></text:p>
      <text:p text:style-name="P2"/>
      <text:p text:style-name="P6">c) <text:span text:style-name="T1">Choix des outils</text:span></text:p>
      <text:p text:style-name="P6">Le choix suivant a été fait : utiliser le langage Java et l'environnement Eclipse,</text:p>
      <text:p text:style-name="P6">Java SE 8 est installé sur l'ordinateur ainsi que les Jdk etJre version 1.8.</text:p>
      <text:p text:style-name="P6"/>
      <text:p text:style-name="P6"><text:s/>- Pour la persistance des données :</text:p>
      <text:p text:style-name="P6">Le connecteur Java MySQL permet l'accès à une base de données depuis Java.</text:p>
      <text:p text:style-name="P6">La persistance des données est assurée par les outils JPA et EclipseLink.</text:p>
      <text:p text:style-name="P6"/>
      <text:p text:style-name="P6">- Pour l'interface homme-machine :</text:p>
      <text:p text:style-name="P6">Java Fx et SceneBuilder pour le maquettage des écrans de l'application.</text:p>
      <text:p text:style-name="P6"><text:span text:style-name="T1"/></text:p>
      <text:p text:style-name="P6">d) <text:span text:style-name="T1">Enveloppe budgétaire</text:span></text:p>
      <text:p text:style-name="P6">Tout projet est destiné à être mené dans un temps fixé à l'avance, pour un budget lui-aussi déterminé à l'avance et avec des ressources définies. Pour celui-ci, les moyens sont mon ordinateur personnel équipé d'une connexion Internet.</text:p>
      <text:p text:style-name="P2"/>
      <text:p text:style-name="P6">e) <text:span text:style-name="T1">Délais</text:span></text:p>
      <text:p text:style-name="P6">Ce projet est destiné à être développé par une personne.</text:p>
      <text:p text:style-name="P6">Il doit être réalisé dans un délai de 45 jours, il débutera le 11 mai après validation du cahier des charges par le formateur référent, et devra être bouclé avant le 25 juin, date de la présentation devant le jury.</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ier DIOLEZ</meta:initial-creator>
    <meta:creation-date>2020-05-05T15:07:13.89</meta:creation-date>
    <dc:date>2020-05-10T11:09:26.61</dc:date>
    <dc:creator>Olivier DIOLEZ</dc:creator>
    <meta:editing-duration>PT23H17M43S</meta:editing-duration>
    <meta:editing-cycles>29</meta:editing-cycles>
    <meta:generator>OpenOffice/4.1.6$Win32 OpenOffice.org_project/416m1$Build-9790</meta:generator>
    <meta:document-statistic meta:table-count="0" meta:image-count="0" meta:object-count="0" meta:page-count="2" meta:paragraph-count="39" meta:word-count="645" meta:character-count="3961"/>
  </office:meta>
</office:document-meta>
</file>